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3.007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24pt" style:font-size-asian="24pt" style:font-size-complex="24pt"/>
    </style:style>
    <style:style style:name="P6" style:family="paragraph">
      <loext:graphic-properties draw:fill-color="#ffffff"/>
      <style:text-properties fo:font-size="20pt"/>
    </style:style>
    <style:style style:name="P7"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text-underline-style="none"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fo:font-style="italic" style:font-size-asian="32pt" style:font-style-asian="italic" style:font-size-complex="32pt" style:font-style-complex="italic"/>
    </style:style>
    <style:style style:name="T6" style:family="text">
      <style:text-properties style:text-position="super 58%" style:font-name="Segoe UI Semibold"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3.062cm" svg:x="1.27cm" svg:y="0.762cm">
          <draw:text-box>
            <text:p text:style-name="P1"><text:span text:style-name="T1">Old Testament</text:span></text:p>
            <text:p text:style-name="P1"><text:span text:style-name="T2">Micah 6:1–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4cm" svg:height="4.76cm" svg:x="1.27cm" svg:y="0.762cm">
          <draw:text-box>
            <text:p text:style-name="P4"><text:span text:style-name="T3">1</text:span><text:span text:style-name="T4">Hear what the LORD says:</text:span></text:p>
            <text:p><text:span text:style-name="T4">Arise, plead your case before the mountains,</text:span></text:p>
            <text:p><text:span text:style-name="T4">and let the hills hear your voice. </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4cm" svg:height="6.263cm" svg:x="1.27cm" svg:y="0.762cm">
          <draw:text-box>
            <text:p><text:span text:style-name="T5">2</text:span><text:span text:style-name="T4">Hear, you mountains, the indictment of the LORD, and you enduring foundations of the earth, for the LORD has an indictment against his people, and he will contend with Israel.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5.4cm" svg:height="3.257cm" svg:x="1.27cm" svg:y="0.762cm">
          <draw:text-box>
            <text:p><text:span text:style-name="T5">3</text:span><text:span text:style-name="T4">“O my people, what have I done to you?</text:span></text:p>
            <text:p><text:span text:style-name="T4">How have I wearied you? Answer m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5.4cm" svg:height="6.263cm" svg:x="1.27cm" svg:y="0.762cm">
          <draw:text-box>
            <text:p><text:span text:style-name="T5">4</text:span><text:span text:style-name="T4">For I brought you up from the land of Egypt</text:span></text:p>
            <text:p><text:span text:style-name="T4">and redeemed you from the house of slavery,</text:span></text:p>
            <text:p><text:span text:style-name="T4">and I sent before you Moses,</text:span></text:p>
            <text:p><text:span text:style-name="T4">Aaron, and Miria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2" draw:layer="layout" svg:width="25.4cm" svg:height="7.766cm" svg:x="1.27cm" svg:y="0.762cm">
          <draw:text-box>
            <text:p><text:span text:style-name="T5">5</text:span><text:span text:style-name="T4">O my people, remember what Balak king of Moab devised, and what Balaam the son of Beor answered him, and what happened from Shittim to Gilgal, that you may know the saving acts of the LOR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2" draw:layer="layout" svg:width="25.4cm" svg:height="6.263cm" svg:x="1.27cm" svg:y="0.762cm">
          <draw:text-box>
            <text:p><text:span text:style-name="T6"><text:s/></text:span><text:span text:style-name="T5">6</text:span><text:span text:style-name="T4">“With what shall I come before the LORD,</text:span></text:p>
            <text:p><text:span text:style-name="T4">and bow myself before God on high?</text:span></text:p>
            <text:p><text:span text:style-name="T4">Shall I come before him with burnt offerings,</text:span></text:p>
            <text:p><text:span text:style-name="T4">with calves a year ol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2" draw:layer="layout" svg:width="25.4cm" svg:height="6.263cm" svg:x="1.27cm" svg:y="0.762cm">
          <draw:text-box>
            <text:p><text:span text:style-name="T5">7</text:span><text:span text:style-name="T4">Will the LORD be pleased with thousands of rams, with ten thousands of rivers of oil?</text:span></text:p>
            <text:p><text:span text:style-name="T4">Shall I give my firstborn for my transgression,</text:span></text:p>
            <text:p><text:span text:style-name="T4">the fruit of my body for the sin of my soul?”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7" draw:layer="layout" svg:width="25.4cm" svg:height="6.263cm" svg:x="1.27cm" svg:y="0.762cm">
          <draw:text-box>
            <text:p><text:span text:style-name="T5">8</text:span><text:span text:style-name="T4">He has told you, O man, what is good;</text:span></text:p>
            <text:p><text:span text:style-name="T4">and what does the LORD require of you</text:span></text:p>
            <text:p><text:span text:style-name="T4">but to do justice, and to love kindness,</text:span></text:p>
            <text:p><text:span text:style-name="T4">and to walk humbly with your Go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09:51:22.494000000</meta:creation-date>
    <dc:date>2017-01-24T19:56:05.392000000</dc:date>
    <meta:editing-duration>PT8M8S</meta:editing-duration>
    <meta:editing-cycles>3</meta:editing-cycles>
    <meta:generator>LibreOffice/5.2.4.2$Windows_X86_64 LibreOffice_project/3d5603e1122f0f102b62521720ab13a38a4e0eb0</meta:generator>
    <meta:document-statistic meta:object-count="48"/>
  </office:meta>
</office:document-meta>
</file>